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d15" officeooo:paragraph-rsid="001c1d15"/>
    </style:style>
    <style:style style:name="P2" style:family="paragraph" style:parent-style-name="Standard">
      <style:text-properties officeooo:rsid="001c1d15" officeooo:paragraph-rsid="00217f9e"/>
    </style:style>
    <style:style style:name="P3" style:family="paragraph" style:parent-style-name="Standard">
      <style:text-properties officeooo:rsid="001d3b5a" officeooo:paragraph-rsid="001d3b5a"/>
    </style:style>
    <style:style style:name="P4" style:family="paragraph" style:parent-style-name="Standard">
      <style:text-properties officeooo:rsid="00202599" officeooo:paragraph-rsid="00202599"/>
    </style:style>
    <style:style style:name="P5" style:family="paragraph" style:parent-style-name="Standard">
      <style:text-properties officeooo:rsid="0024721e" officeooo:paragraph-rsid="0024721e"/>
    </style:style>
    <style:style style:name="P6" style:family="paragraph" style:parent-style-name="Standard">
      <style:text-properties officeooo:rsid="0024e05d" officeooo:paragraph-rsid="0024e05d"/>
    </style:style>
    <style:style style:name="P7" style:family="paragraph" style:parent-style-name="Standard">
      <style:text-properties officeooo:rsid="0024e05d" officeooo:paragraph-rsid="0024e05d"/>
    </style:style>
    <style:style style:name="P8" style:family="paragraph" style:parent-style-name="Standard">
      <style:text-properties officeooo:rsid="0025dd24" officeooo:paragraph-rsid="0025dd24"/>
    </style:style>
    <style:style style:name="P9" style:family="paragraph" style:parent-style-name="Standard">
      <style:text-properties fo:font-weight="bold" officeooo:rsid="0024e05d" officeooo:paragraph-rsid="0024e0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artes</text:p>
      <text:p text:style-name="P1">https://forum.pollen-robotics.com/t/circuit-launch-robotics-colab-builds-reachy/137/3</text:p>
      <text:p text:style-name="P1">https://drive.google.com/drive/folders/16RdRYFPxOjOIA4JXwSItG17rfV8bphlN</text:p>
      <text:p text:style-name="P1"/>
      <text:p text:style-name="P1">orbita joint</text:p>
      <text:p text:style-name="P1">https://forum.pollen-robotics.com/t/orbita-presentation/20</text:p>
      <text:p text:style-name="P1"/>
      <text:p text:style-name="P1">Antena :</text:p>
      <text:p text:style-name="P2">Nagoya NA-701:</text:p>
      <text:p text:style-name="P2"/>
      <text:p text:style-name="P1"><text:tab/>https://es.aliexpress.com/item/1005002611619942.html?src=google&amp;aff_fcid=b2d8c50778434d68b9971ccf06305b24-1632820487513-03929-UneMJZVf&amp;aff_fsk=UneMJZVf&amp;aff_platform=aaf&amp;sk=UneMJZVf&amp;aff_trace_key=b2d8c50778434d68b9971ccf06305b24-1632820487513-03929-UneMJZVf&amp;terminal_id=6f64f5907dbf4bc2ae6ea9c76a0d31c4</text:p>
      <text:p text:style-name="P1"/>
      <text:p text:style-name="P6">Motores antena:</text:p>
      <text:p text:style-name="P6"/>
      <text:p text:style-name="P8">Dynamaxel xl-320</text:p>
      <text:p text:style-name="P9"><text:a xlink:type="simple" xlink:href="http://en.robotis.com/shop_en/item.php?it_id=902-0087-000" text:style-name="Internet_20_link" text:visited-style-name="Visited_20_Internet_20_Link">http://en.robotis.com/shop_en/item.php?it_id=902-0087-000</text:a></text:p>
      <text:p text:style-name="P9"/>
      <text:p text:style-name="P6"/>
      <text:p text:style-name="P2"/>
      <text:p text:style-name="P5">irar esto</text:p>
      <text:p text:style-name="P5">https://forum.pollen-robotics.com/t/tribute-on-a-budget/7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rogresion en espiral</text:p>
      <text:p text:style-name="P1"/>
      <text:p text:style-name="P3">Elegir la imprsora, sigma d25 ( no solo renombrar, elegir otro) si no da error, abrir archivo y slice, elegir el timpo de plate addesion, normalmente falta, en piezas finas brim. Elegir como se quiere la pieza si solo en uno, en ambas o como e imprimir.</text:p>
      <text:p text:style-name="P3"/>
      <text:p text:style-name="P4">Piezas en step, intento pasarlas a stl con una web y y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1:57:59.089923953</meta:creation-date>
    <dc:date>2021-09-29T10:20:55.690962867</dc:date>
    <meta:editing-duration>PT1H19M1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16" meta:word-count="81" meta:character-count="1042" meta:non-whitespace-character-count="976"/>
  </office:meta>
</office:document-meta>
</file>